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oToListenableFutureAdapterTests.cancellationAfterTermin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oToListenableFutureAdapterTests.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noToListenableFutureAdapterTests.cancel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oToListenableFutureAdapterTests.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